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Listenabsatz" style:family="paragraph"/>
    <style:style style:name="P3" style:parent-style-name="Listenabsatz" style:family="paragraph"/>
    <style:style style:name="P4" style:parent-style-name="Listenabsatz" style:family="paragraph"/>
    <style:style style:name="P5" style:parent-style-name="Listenabsatz" style:family="paragraph"/>
    <style:style style:name="P6" style:parent-style-name="Listenabsatz" style:family="paragraph"/>
    <style:style style:name="P7" style:parent-style-name="Listenabsatz" style:family="paragraph"/>
    <style:style style:name="P8" style:parent-style-name="Listenabsatz" style:family="paragraph"/>
    <style:style style:name="P9" style:parent-style-name="Listenabsatz" style:family="paragraph"/>
    <style:style style:name="P10" style:parent-style-name="Listenabsatz" style:family="paragraph"/>
    <style:style style:name="P11" style:parent-style-name="Listenabsatz" style:family="paragraph"/>
    <style:style style:name="P12" style:parent-style-name="Listenabsatz" style:family="paragraph"/>
    <style:style style:name="P13" style:parent-style-name="Listenabsatz" style:family="paragraph"/>
    <style:style style:name="P14" style:parent-style-name="Listenabsatz" style:family="paragraph"/>
    <style:style style:name="P15" style:parent-style-name="Listenabsatz" style:family="paragraph"/>
    <style:style style:name="P16" style:parent-style-name="Listenabsatz" style:family="paragraph"/>
    <style:style style:name="P17" style:parent-style-name="Listenabsatz" style:family="paragraph"/>
    <style:style style:name="P18" style:parent-style-name="Listenabsatz" style:family="paragraph"/>
    <style:style style:name="T19" style:parent-style-name="Überschrift2Zchn" style:family="text">
      <style:text-properties style:font-name-asian="Calibri" fo:language="en" fo:country="GB"/>
    </style:style>
    <style:style style:name="T20" style:parent-style-name="Überschrift2Zchn" style:family="text">
      <style:text-properties style:font-name-asian="Calibri" fo:language="en" fo:country="GB"/>
    </style:style>
    <style:style style:name="T21" style:parent-style-name="Hyperlink" style:family="text">
      <style:text-properties fo:language="en" fo:country="GB"/>
    </style:style>
    <style:style style:name="T22" style:parent-style-name="Hyperlink" style:family="text">
      <style:text-properties fo:language="en" fo:country="GB"/>
    </style:style>
    <style:style style:name="T23" style:parent-style-name="Hyperlink" style:family="text">
      <style:text-properties fo:language="en" fo:country="GB"/>
    </style:style>
    <style:style style:name="T24" style:parent-style-name="Hyperlink" style:family="text">
      <style:text-properties fo:language="en" fo:country="GB"/>
    </style:style>
    <style:style style:name="T25" style:parent-style-name="Hyperlink" style:family="text">
      <style:text-properties fo:language="en" fo:country="GB"/>
    </style:style>
    <style:style style:name="T26" style:parent-style-name="Hyperlink" style:family="text">
      <style:text-properties fo:language="en" fo:country="GB"/>
    </style:style>
    <style:style style:name="P27" style:parent-style-name="Standard" style:family="paragraph">
      <style:text-properties fo:language="en" fo:country="GB"/>
    </style:style>
  </office:automatic-styles>
  <office:body>
    <office:text text:use-soft-page-breaks="true">
      <text:h text:style-name="P1" text:outline-level="1">Die Weihnachtsgeschichte des Dynamics CRM Sales:</text:h>
      <text:p text:style-name="Standard"/>
      <text:p text:style-name="Standard">In der eiskalten Nacht des Nordpols stand der Weihnachtsmann vor einer monumentalen Herausforderung – die Organisation der Geschenkzustellungen sollte effizienter, fairer und im<text:s/>Einklang mit der verfügbaren Energie erfolgen. Santa erinnerte sich an das Dynamics CRM Sales System, das er dieses Jahr eingeführt hatte, um die Verwaltung seiner Geschenke zu optimieren. Mit dieser Technologie könnte er nicht nur das Weihnachtsfest retten, sondern auch sicherstellen, dass jedes Kind das Geschenk bekommt, das es verdient.</text:p>
      <text:p text:style-name="Standard"/>
      <text:h text:style-name="Überschrift2" text:outline-level="2">Aufgabe 1: Die Einführung des Energietanks</text:h>
      <text:p text:style-name="Standard"/>
      <text:p text:style-name="Standard">Die Elfen sind begeistert, der Weihnachtsmann möchte eine neue Entität namens "Energietank" im Dynamics CRM System einführen. Dieser Tank sollte die verfügbare Energie für die Geschenke repräsentieren. Erstelle die Entitäten wie sie benötigt wird um die Anforderungen der anderen Beispiele umsetzten zu können.</text:p>
      <text:p text:style-name="Standard"/>
      <text:h text:style-name="Überschrift2" text:outline-level="2">Aufgabe 2: Manuelle Ergänzung der Kontaktentität</text:h>
      <text:p text:style-name="Standard"/>
      <text:p text:style-name="Standard">Um den Schlimmheitsgrad (1-100) jedes Kindes direkt in der Kontaktentität (repräsentiert jeweils ein Kind) zu speichern, soll die Spalte „Schlimmheitsgrad“ in der Kontaktentität hinzugefügt werden. Es gilt sicherzustellen, dass diese Spalte korrekt erstellt und für die Verwendung im System konfiguriert ist, sodass die Elfen für jedes Kind den Faktor pflegen kann.</text:p>
      <text:p text:style-name="Standard"/>
      <text:h text:style-name="Überschrift2" text:outline-level="2">Aufgabe 3: Plugin für die Verkaufschancenbewertung mit dynamischer Energieverteilung:</text:h>
      <text:p text:style-name="Standard"/>
      <text:p text:style-name="Standard">Die Elfen arbeiteten an einem Plugin, um sicherzustellen, dass die Energie gerecht auf die Kinder verteilt wird. Das Plugin sollte:</text:p>
      <text:list text:style-name="LFO1" text:continue-numbering="true">
        <text:list-item>
          <text:p text:style-name="P2">Überprüfen, ob die verfügbare Energie im Tank ausreicht, um die Energie für das aktuelle Geschenke abzudecken.</text:p>
        </text:list-item>
        <text:list-item>
          <text:p text:style-name="P3">Die Energie unter Berücksichtigung den Schlimmheitsfaktor sowie der verfügbaren<text:s/>Energie im Energietank verteilen. Kinder mit wenig Schlimmheitsfaktor sollten das meiste erhalten, während Kinder mit hohem Schlimmheitsfaktor das Wenigste bekommen.</text:p>
        </text:list-item>
        <text:list-item>
          <text:p text:style-name="P4">Falls die verfügbare Energie nicht ausreicht, um alle Geschenke zu versorgen, sollte die Verkaufschance nur mehr als verloren abgeschlossen werden können.</text:p>
        </text:list-item>
        <text:list-item>
          <text:p text:style-name="P5">Verkaufschance die als gewonnen abgeschlossen werden erhalten die Energie aus dem Energietank in diesem Schritt. Es muss sichergestellt sein, dass die Energie auch wirklich dem Speicher entzogen worden ist.<text:s/></text:p>
        </text:list-item>
        <text:list-item>
          <text:p text:style-name="P6">Ist bei einer Verkaufschance kein Kind (Kontakt) hinterlegt, so kann die Verkaufschance nicht abgeschlossen werden.<text:s/></text:p>
        </text:list-item>
        <text:list-item>
          <text:p text:style-name="P7">Wiederspricht im Plugin ein Regelset so soll der Elf eine Fehlermeldung erhalten. Beispiel:<text:line-break/>„Leider ist zu wenig Energie vorhanden. Frage Santa ob er noch Energie in den Speicher laden kann“</text:p>
        </text:list-item>
        <text:list-item>
          <text:p text:style-name="P8">Die Logik zur Validierung könnte wie folgt aussehen:</text:p>
          <text:list text:continue-numbering="true">
            <text:list-item>
              <text:p text:style-name="P9">Wenn eine Verkaufschance als Gewonnen abgeschlossen wird</text:p>
            </text:list-item>
            <text:list-item>
              <text:p text:style-name="P10">Prüfe alle offenen Verkaufschancen und deren Energiebedarf<text:s/></text:p>
              <text:list text:continue-numbering="true">
                <text:list-item>
                  <text:p text:style-name="P11">Selektiere Verkaufschancen die aktuell offen sind</text:p>
                </text:list-item>
                <text:list-item>
                  <text:p text:style-name="P12">Selektiere alle Kinder der Verkaufschancen</text:p>
                </text:list-item>
                <text:list-item>
                  <text:p text:style-name="P13">Erstelle dir eine Liste die Energiebedarf und Schlimmheitsfaktor beinhält</text:p>
                </text:list-item>
                <text:list-item>
                  <text:p text:style-name="P14">Wähle so viele wie möglich sind mit dem aktuellen Energiespeicher. Du kannst die Kriterien frei wählen, berücksichtige aber allenfalls Schlimmheitsfaktor und Energiebedarf.</text:p>
                </text:list-item>
                <text:list-item>
                  <text:p text:style-name="P15">Prüfe ob die aktuelle Verkaufschance enthalten ist.</text:p>
                </text:list-item>
              </text:list>
            </text:list-item>
          </text:list>
        </text:list-item>
        <text:list-item>
          <text:p text:style-name="P16">Die Logik zum Abzug der Energie aus dem Speicher:</text:p>
          <text:list text:continue-numbering="true">
            <text:list-item>
              <text:p text:style-name="P17">Sobald die Verkaufschance als Gewonnen abgeschlossen worden ist:</text:p>
            </text:list-item>
            <text:list-item>
              <text:p text:style-name="P18">Reduziere den Energiespeicher um die erforderliche Energie<text:s/></text:p>
            </text:list-item>
          </text:list>
        </text:list-item>
      </text:list>
      <text:p text:style-name="Standard">https://github.com/wlumetsberger/DynamicsSalesChristmasStory/tree/master/plugins/Smartpoint.ChristmasStory.Opportunity</text:p>
      <text:h text:style-name="Überschrift2" text:outline-level="2">Aufgabe 4: Konsolenanwendung für Santa</text:h>
      <text:p text:style-name="Standard"/>
      <text:p text:style-name="Standard">Santa benötigte eine Konsolenanwendung, um seinen Energietank manuell aufzuladen. Eine spezielle Anwendung wird entwickelt, damit Santa den Energielevel direkt eingeben kann, und der Energietank wird sofort um den angegebenen Energielevel erhöht.</text:p>
      <text:p text:style-name="Standard">https://github.com/wlumetsberger/DynamicsSalesChristmasStory/tree/master/apps/SantasEnergieLeveler</text:p>
      <text:h text:style-name="Überschrift2" text:outline-level="2">Aufgabe 5: Azure Function für die tägliche Energieaufladung:</text:h>
      <text:p text:style-name="Standard"/>
      <text:p text:style-name="Standard">Eine Azure Function wird implementiert, um sicherzustellen, dass der Energietank regelmäßig und automatisch um 10% aufgeladen wird. Diese Funktion wird einmal pro Tag automatisch ausgeführt, und der Routine-Job gewährleistete eine konstante Energieversorgung. Santa kann diesen Prozess nicht beeinflussen, es wurde vom Universum festgelegt.</text:p>
      <text:p text:style-name="Standard">https://github.com/wlumetsberger/DynamicsSalesChristmasStory/tree/master/az-functions/UniverseEnergyLeveler</text:p>
      <text:p text:style-name="Standard"/>
      <text:p text:style-name="Standard"><text:span text:style-name="T19">Nützliche Links:</text:span></text:p>
      <text:p text:style-name="Standard"><text:span text:style-name="T20"><text:line-break/></text:span><text:a xlink:href="https://learn.microsoft.com/en-us/power-apps/developer/data-platform/" office:target-frame-name="_top" xlink:show="replace"><text:span text:style-name="T21">Dataverse developer documentation - Power Apps | Microsoft Learn</text:span></text:a></text:p>
      <text:p text:style-name="Standard"><text:a xlink:href="https://learn.microsoft.com/en-us/power-apps/developer/data-platform/write-plug-in" office:target-frame-name="_top" xlink:show="replace"><text:span text:style-name="T22">Write a plug-in (Microsoft Dataverse) - Power Apps | Microsoft Learn</text:span></text:a></text:p>
      <text:p text:style-name="Standard"><text:a xlink:href="https://learn.microsoft.com/en-us/power-platform/developer/cli/introduction" office:target-frame-name="_top" xlink:show="replace"><text:span text:style-name="T23">Microsoft Power Platform CLI - Power Platform | Microsoft Learn</text:span></text:a></text:p>
      <text:p text:style-name="Standard"><text:a xlink:href="https://github.com/microsoft/PowerApps-Samples/tree/master/dataverse/orgsvc/C%23-NETCore/ServiceClient" office:target-frame-name="_top" xlink:show="replace"><text:span text:style-name="T24">PowerApps-Samples/dataverse/orgsvc/C#-NETCore/ServiceClient at master · microsoft/PowerApps-Samples · GitHub</text:span></text:a></text:p>
      <text:p text:style-name="Standard"><text:a xlink:href="https://www.vodovnik.com/2023/01/12/interacting-with-dataverse-data-from-azure-c/" office:target-frame-name="_top" xlink:show="replace"><text:span text:style-name="T25">Interacting with Dataverse data from Azure &amp; C# (vodovnik.com)</text:span></text:a></text:p>
      <text:p text:style-name="Standard"><text:a xlink:href="https://github.com/spectreconsole/spectre.console" office:target-frame-name="_top" xlink:show="replace"><text:span text:style-name="T26">GitHub - spectreconsole/spectre.console: A .NET library that makes it easier to create beautiful console applications.</text:span></text:a></text:p>
      <text:p text:style-name="P27"/>
      <text:p text:style-name="Standard">Mit diesen Aufgaben wird das Dynamics CRM Sales System des Weihnachtsmanns perfektioniert, um sicherzustellen, dass die Geschenke rechtzeitig, fair und unter Berücksichtigung der begrenzten Energie zugestellt werden können. Inmitten dieser technologischen Verbesserungen könnte Santa Weihnachten retten und jedem Kind das strahlende Lächeln schenken, das es verdient. Frohe Weihnachten und viel Spaß beim Programmie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text-properties style:font-name="Times New Roman" fo:font-size="12pt" style:font-size-asian="12pt" style:font-size-complex="12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olfgang Lumetsberger</meta:initial-creator>
    <dc:creator>Wolfgang Lumetsberger</dc:creator>
    <meta:creation-date>2023-12-12T07:48:00Z</meta:creation-date>
    <dc:date>2023-12-13T13:01:00Z</dc:date>
    <meta:print-date>2023-12-12T08:30:00Z</meta:print-date>
    <meta:template xlink:href="Normal.dotm" xlink:type="simple"/>
    <meta:editing-cycles>9</meta:editing-cycles>
    <meta:editing-duration>PT0S</meta:editing-duration>
    <meta:document-statistic meta:page-count="3" meta:paragraph-count="11" meta:word-count="800" meta:character-count="5834" meta:row-count="42" meta:non-whitespace-character-count="5045"/>
  </office:meta>
</office:document-meta>
</file>